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615291484B7D6D215.png" manifest:media-type="image/png"/>
  <manifest:file-entry manifest:full-path="Pictures/1000020100000007000000063234B6CBAB571ACC.png" manifest:media-type="image/png"/>
  <manifest:file-entry manifest:full-path="Pictures/10000837000000BF0000009FD783409FB86FE572.svg" manifest:media-type="image/svg+xml"/>
  <manifest:file-entry manifest:full-path="Pictures/10000201000000320000000E7885222BA5546695.png" manifest:media-type="image/png"/>
  <manifest:file-entry manifest:full-path="Pictures/1000060F000000A40000009FE203CE464942015A.svg" manifest:media-type="image/svg+xml"/>
  <manifest:file-entry manifest:full-path="Pictures/10001AAE0000052F0000017A314CD5B264E570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solid" svg:stroke-width="0.106cm" svg:stroke-color="#084594" draw:marker-start-width="0.358cm" draw:marker-end-width="0.358cm" draw:fill-color="#5983b0" draw:opacity="100%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draw:fill-color="#5983b0" draw:textarea-horizontal-align="justify" draw:textarea-vertical-align="middle" draw:auto-grow-height="false" fo:min-height="0cm" fo:min-width="9.219cm"/>
    </style:style>
    <style:style style:name="gr3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5" style:family="graphic" style:parent-style-name="standard">
      <style:graphic-properties svg:stroke-width="0.106cm" svg:stroke-color="#084594" draw:marker-start-width="0.359cm" draw:marker-end-width="0.359cm" draw:fill-color="#5983b0" draw:textarea-vertical-align="middle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5983b0" draw:opacity="100%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718cm" svg:height="7.207cm" svg:x="12.82cm" svg:y="-0.111cm" svg:viewBox="0 0 9719 7208" svg:d="M0 25c3785 5916 4092 7183 5729 7183s3990-7208 3990-7208z">
          <text:p/>
        </draw:path>
        <draw:custom-shape draw:style-name="gr2" draw:text-style-name="P2" draw:layer="layout" svg:width="9.719cm" svg:height="0.189cm" svg:x="12.887cm" svg:y="-0.14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68cm" svg:y1="8.104cm" svg:x2="19.822cm" svg:y2="8.104cm">
          <text:p/>
        </draw:line>
        <draw:line draw:style-name="gr3" draw:text-style-name="P3" draw:layer="layout" svg:x1="12.948cm" svg:y1="8.104cm" svg:x2="12.764cm" svg:y2="1.66cm">
          <text:p/>
        </draw:line>
        <draw:frame draw:style-name="gr4" draw:text-style-name="P5" draw:layer="layout" svg:width="9.906cm" svg:height="2.301cm" svg:x="0.635cm" svg:y="9.51cm">
          <draw:text-box>
            <text:p text:style-name="P4"><text:span text:style-name="T1">Convex, but not strictly</text:span></text:p>
            <text:p text:style-name="P4"><text:span text:style-name="T1"/></text:p>
          </draw:text-box>
        </draw:frame>
        <draw:frame draw:style-name="gr4" draw:text-style-name="P5" draw:layer="layout" svg:width="6.477cm" svg:height="2.301cm" svg:x="14.478cm" svg:y="9.652cm">
          <draw:text-box>
            <text:p text:style-name="P4"><text:span text:style-name="T1">Strictly convex</text:span></text:p>
            <text:p text:style-name="P4"><text:span text:style-name="T1"/></text:p>
          </draw:text-box>
        </draw:frame>
        <draw:line draw:style-name="gr3" draw:text-style-name="P3" draw:layer="layout" svg:x1="1.471cm" svg:y1="8.119cm" svg:x2="8.325cm" svg:y2="8.119cm">
          <text:p/>
        </draw:line>
        <draw:line draw:style-name="gr3" draw:text-style-name="P3" draw:layer="layout" svg:x1="1.451cm" svg:y1="8.119cm" svg:x2="1.397cm" svg:y2="1.651cm">
          <text:p/>
        </draw:line>
        <draw:polygon draw:style-name="gr5" draw:text-style-name="P2" draw:layer="layout" svg:width="7.746cm" svg:height="7.746cm" svg:x="1.905cm" svg:y="-0.254cm" svg:viewBox="0 0 7747 7747" draw:points="0,0 3874,7747 7747,0">
          <text:p/>
        </draw:polygon>
        <draw:frame draw:style-name="gr6" draw:text-style-name="P6" draw:layer="layout" svg:width="5.071cm" svg:height="1.443cm" svg:x="3.311cm" svg:y="0.381cm">
          <draw:image xlink:href="Pictures/10001AAE0000052F0000017A314CD5B264E57084.svg" xlink:type="simple" xlink:show="embed" xlink:actuate="onLoad" loext:mime-type="image/svg+xml">
            <text:p/>
          </draw:image>
          <draw:image xlink:href="Pictures/10000201000000320000000E7885222BA5546695.png" xlink:type="simple" xlink:show="embed" xlink:actuate="onLoad" loext:mime-type="image/png"/>
          <svg:title>TexMaths</svg:title>
          <svg:desc>14§display§\textcolor{mydarkblue}{v \geq f(u)}§svg§600§TRUE§</svg:desc>
        </draw:frame>
        <draw:frame draw:style-name="gr6" draw:text-style-name="P6" draw:layer="layout" svg:width="5.071cm" svg:height="1.443cm" svg:x="15.875cm" svg:y="0.635cm">
          <draw:image xlink:href="Pictures/10001AAE0000052F0000017A314CD5B264E57084.svg" xlink:type="simple" xlink:show="embed" xlink:actuate="onLoad" loext:mime-type="image/svg+xml">
            <text:p/>
          </draw:image>
          <draw:image xlink:href="Pictures/10000201000000320000000E7885222BA5546695.png" xlink:type="simple" xlink:show="embed" xlink:actuate="onLoad" loext:mime-type="image/png"/>
          <svg:title>TexMaths</svg:title>
          <svg:desc>14§display§\textcolor{mydarkblue}{v \geq f(u)}§svg§600§TRUE§</svg:desc>
        </draw:frame>
        <draw:frame draw:style-name="gr7" draw:text-style-name="P4" draw:layer="layout" svg:width="1.148cm" svg:height="0.954cm" svg:x="8.631cm" svg:y="7.555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  <draw:frame draw:style-name="gr7" draw:text-style-name="P4" draw:layer="layout" svg:width="1.148cm" svg:height="0.954cm" svg:x="20.061cm" svg:y="7.62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  <draw:frame draw:style-name="gr7" draw:text-style-name="P4" draw:layer="layout" svg:width="1.078cm" svg:height="1.045cm" svg:x="0.381cm" svg:y="0.508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  <draw:frame draw:style-name="gr7" draw:text-style-name="P4" draw:layer="layout" svg:width="1.078cm" svg:height="1.045cm" svg:x="11.557cm" svg:y="0.479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06:54.353683322</dc:date>
    <meta:editing-duration>PT8H43M23S</meta:editing-duration>
    <meta:editing-cycles>14</meta:editing-cycles>
    <meta:generator>LibreOffice/6.4.7.2$Linux_X86_64 LibreOffice_project/40$Build-2</meta:generator>
    <meta:document-statistic meta:object-count="15"/>
  </office:meta>
</office:document-meta>
</file>